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-BoldItalicMT" svg:font-family="Arial-BoldItalic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DejaVu Sans" fo:font-size="12pt" fo:font-weight="normal" style:font-name-asian="Arial-BoldItalicMT" style:font-size-asian="12pt" style:font-weight-asian="normal" style:font-name-complex="Arial-BoldItalicMT" style:font-size-complex="12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DejaVu Sans" fo:font-size="12pt" fo:font-weight="bold" style:font-name-asian="Arial-BoldItalicMT" style:font-size-asian="12pt" style:font-weight-asian="bold" style:font-name-complex="Arial-BoldItalicMT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l paradigma generativo scaturiscono tecniche di progetto di algoritmi che generano direttamente la soluzione senza selezionarla tra gli elementi dello spazio di ricerca.</text:p>
      <text:p text:style-name="P1">In questo paradigma lo spazio di ricerca è considerato esclusivamente in fase di progetto dell'algoritmo allo scopo di caratterizzare le soluzioni del problema problemae definire una strategia risolutiva diretta per ogni istanza.</text:p>
      <text:p text:style-name="P1">Appartengono a questo paradigma la tecnica golosa e la divide divide-et-impera.</text:p>
      <text:p text:style-name="P1"/>
      <text:p text:style-name="P2">Tecnica Golosa (Greedy)</text:p>
      <text:p text:style-name="P1"/>
      <text:p text:style-name="P1">Si applica principalmente a problemi di ottimizzazione. Un algoritmo di tipo greedy è un algoritmo che, data una istanza di un problema di ottimizzazione, cerca di ottenere una soluzione ottima da un punto di vista <text:span text:style-name="T1">globale</text:span> attraverso la scelta della <text:span text:style-name="T1">soluzione che appare migliore</text:span> (golosa; aggressiva o avida) ad ogni passo <text:span text:style-name="T1">locale</text:span>. </text:p>
      <text:p text:style-name="P1">Questa tecnica consente, dove applicabile (infatti non sempre si arriva ad una soluzione ottima), di trovare soluzioni ottimali per problemi di natura non deterministica.</text:p>
      <text:p text:style-name="P1"/>
      <text:p text:style-name="P1">Un algoritmo greedy tenta di costruire una soluzione ottima partendo da una soluzione parziale iniziale ed estendendola a poco a poco fino a quando questo non è più possibile. Quando l'algoritmo tenta di estendere una soluzione parziale non lo fa considerando tutte le possibili estensioni (che potrebbero essere numerosissime) ma solamente quelle che si chiamiano <text:span text:style-name="T1">estensioni locali</text:span>. Le estensioni locali di una soluzione parziale rappresentano in qualche modo le più piccole estensioni possibili e sono relativamente poche. Fra tutte le estensioni locali l'algoritmo sceglie la più conveniente, ovvero quella estensione che sembra, almeno localmente, la più promettente per raggiungere una soluzione ottima.</text:p>
      <text:p text:style-name="P1"/>
      <text:p text:style-name="P1">Come esempio si consideri il problema di dare il minor numero di monete di resto utilizzando solo monete da 100, 10, 1 eurocent.</text:p>
      <text:p text:style-name="P1">Questo E' un problema risolvibile tramite un algoritmo di tipo greedy: ad ogni passo viene controllato il resto ancora da dare e si aggiunge la moneta con valore maggiore possibile. Quindi per dare un resto di 112 eurocent la macchina farà cadere in sequenza una moneta da 100, poi 10, poi 1 e poi 1 eurocentper un totale di 4 monete). Si noti che il problema è risolvibile con tecnica greedy solo per quell'insieme di valori di monete: se infatti, per assurdo, avessimo anche monete da 105 eurocent, l'algoritmo greedy darebbe un totale di 8 monete (una da 105 e 7 da 1), quando la soluzione ottima è costituita da 4 monete (100+10+1+1).</text:p>
      <text:p text:style-name="P1"/>
      <text:p text:style-name="P1">Richiede che l’algoritmo esegua il processo di costruzione di un elemento dello spazio di ricerca in stadistadie si basa sui seguenti principi:•ad ogni stadio istadio i, per la componente ii--esimaesimaviene scelto il valorevaloreche, tra quelli ammissibili, risulta il miglioremigliorerispetto da un determinato criterio •una volta fatta la scelta per la i-esima componente, si passa a considerare le altre, senza pisenza piùùtornare sulla decisione tornare presapre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-BoldItalicMT" svg:font-family="Arial-BoldItalic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3S</meta:editing-duration>
    <meta:editing-cycles>3</meta:editing-cycles>
    <meta:generator>OpenOffice.org/3.3$Win32 OpenOffice.org_project/330m20$Build-9567</meta:generator>
    <dc:date>2012-07-16T16:53:38.91</dc:date>
    <meta:document-statistic meta:table-count="0" meta:image-count="0" meta:object-count="0" meta:page-count="1" meta:paragraph-count="10" meta:word-count="450" meta:character-count="2947"/>
    <dc:creator>luca j</dc:creator>
    <meta:user-defined meta:name="Info 1"/>
    <meta:user-defined meta:name="Info 2"/>
    <meta:user-defined meta:name="Info 3"/>
    <meta:user-defined meta:name="Info 4"/>
  </office:meta>
</office:document-meta>
</file>